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variant="normal" fo:text-transform="none" fo:color="#000000" loext:opacity="100%" fo:letter-spacing="normal" fo:background-color="transparent"/>
    </style:style>
    <style:style style:name="P2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fo:background-color="transparen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fo:background-color="transparent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Preformatted_20_Text">
      <style:paragraph-properties fo:margin-top="0cm" fo:margin-bottom="0cm" style:contextual-spacing="false" fo:orphans="2" fo:widows="2"/>
    </style:style>
    <style:style style:name="P6" style:family="paragraph" style:parent-style-name="Preformatted_20_Text">
      <style:paragraph-properties fo:margin-top="0cm" fo:margin-bottom="0cm" style:contextual-spacing="false" fo:orphans="2" fo:widows="2"/>
      <style:text-properties fo:color="#000000" loext:opacity="100%" fo:font-size="12pt" fo:background-color="transparent" style:font-size-asian="12pt" style:font-size-complex="12pt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fo:font-size="12pt" fo:background-color="transparent" style:font-size-asian="12pt" style:font-size-complex="12pt"/>
    </style:style>
    <style:style style:name="P8" style:family="paragraph" style:parent-style-name="Standard">
      <style:text-properties fo:color="#000000" loext:opacity="100%" fo:background-color="transparen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font-size="14pt" style:text-underline-style="solid" style:text-underline-width="auto" style:text-underline-color="font-color" officeooo:paragraph-rsid="00164d03" style:font-size-asian="14pt" style:font-size-complex="14pt"/>
    </style:style>
    <style:style style:name="P12" style:family="paragraph" style:parent-style-name="Heading_20_4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Roboto" fo:font-size="16pt" fo:letter-spacing="normal" fo:font-style="normal" style:text-underline-style="solid" style:text-underline-width="auto" style:text-underline-color="font-color" fo:font-weight="normal" officeooo:rsid="00148d6e" officeooo:paragraph-rsid="00148d6e" fo:background-color="transparent" style:font-size-asian="16pt" style:font-size-complex="16pt"/>
    </style:style>
    <style:style style:name="P13" style:family="paragraph" style:parent-style-name="Preformatted_20_Text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" style:family="paragraph" style:parent-style-name="Preformatted_20_Text" style:list-style-name="L1">
      <style:paragraph-properties fo:margin-top="0cm" fo:margin-bottom="0cm" style:contextual-spacing="false" fo:orphans="2" fo:widows="2" fo:padding="0cm" fo:border="none"/>
    </style:style>
    <style:style style:name="P15" style:family="paragraph" style:parent-style-name="Preformatted_20_Text" style:list-style-name="L1">
      <style:paragraph-properties fo:margin-top="0cm" fo:margin-bottom="0cm" style:contextual-spacing="false" fo:orphans="2" fo:widows="2" fo:padding="0cm" fo:border="none"/>
      <style:text-properties fo:color="#000000" loext:opacity="100%" fo:font-size="12pt" fo:background-color="transparent" style:font-size-asian="12pt" style:font-size-complex="12pt"/>
    </style:style>
    <style:style style:name="P16" style:family="paragraph" style:parent-style-name="Standard">
      <style:text-properties fo:color="#000000" loext:opacity="100%" fo:font-size="12pt" fo:background-color="transparen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6pt" officeooo:rsid="001b7cac" officeooo:paragraph-rsid="001b7cac" fo:background-color="transparent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6pt" officeooo:rsid="001b7cac" officeooo:paragraph-rsid="001b7cac" fo:background-color="transparent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rsid="001b7cac" officeooo:paragraph-rsid="001b7cac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Roboto" fo:font-size="16pt" fo:letter-spacing="normal" fo:font-style="normal" style:text-underline-style="solid" style:text-underline-width="auto" style:text-underline-color="font-color" fo:font-weight="normal" officeooo:rsid="00148d6e" officeooo:paragraph-rsid="00148d6e" fo:background-color="transparent" style:font-size-asian="16pt" style:font-size-complex="16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style:text-underline-style="solid" style:text-underline-width="auto" style:text-underline-color="font-color" fo:font-weight="normal" officeooo:rsid="00148d6e" officeooo:paragraph-rsid="00148d6e" fo:background-color="transparent" style:font-size-asian="12pt" style:font-size-complex="12pt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 fo:background-color="transparent" style:font-size-asian="12pt" style:font-size-complex="12pt"/>
    </style:style>
    <style:style style:name="P23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Roboto" fo:font-size="12pt" fo:letter-spacing="normal" fo:font-style="normal" fo:font-weight="normal" fo:background-color="transparent" style:font-size-asian="12pt" style:font-size-complex="12pt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5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28" style:family="paragraph" style:parent-style-name="Text_20_body">
      <style:paragraph-properties fo:text-align="start" style:justify-single-word="false"/>
      <style:text-properties fo:color="#000000" loext:opacity="100%" fo:font-size="12pt" officeooo:rsid="001b7cac" officeooo:paragraph-rsid="001b7cac" fo:background-color="transparent" style:font-size-asian="10.5pt" style:font-size-complex="12pt"/>
    </style:style>
    <style:style style:name="T1" style:family="text">
      <style:text-properties style:font-name="Roboto" fo:font-style="normal" fo:font-weight="normal"/>
    </style:style>
    <style:style style:name="T2" style:family="text">
      <style:text-properties fo:font-variant="normal" fo:text-transform="none" fo:color="#eff3f8" loext:opacity="100%" style:font-name="Roboto" fo:font-size="8.39999961853027pt" fo:letter-spacing="normal" fo:font-style="normal" fo:font-weight="normal"/>
    </style:style>
    <style:style style:name="T3" style:family="text">
      <style:text-properties fo:font-variant="normal" fo:text-transform="none" fo:color="#eff3f8" loext:opacity="100%" style:font-name="Roboto" fo:font-size="8.39999961853027pt" fo:letter-spacing="normal" fo:font-style="normal" fo:font-weight="bold"/>
    </style:style>
    <style:style style:name="T4" style:family="text">
      <style:text-properties fo:font-variant="normal" fo:text-transform="none" style:font-name="Roboto" fo:font-size="8.39999961853027pt" fo:letter-spacing="normal" fo:font-style="normal" fo:font-weight="normal"/>
    </style:style>
    <style:style style:name="T5" style:family="text">
      <style:text-properties fo:font-variant="normal" fo:text-transform="none" style:font-name="Roboto" fo:font-size="8.39999961853027pt" fo:letter-spacing="normal" fo:font-style="normal" fo:font-weight="bold"/>
    </style:style>
    <style:style style:name="T6" style:family="text">
      <style:text-properties fo:font-variant="normal" fo:text-transform="none" fo:color="#000000" loext:opacity="100%" style:font-name="Roboto" fo:font-size="8.39999961853027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Roboto" fo:font-size="8.39999961853027pt" fo:letter-spacing="normal" fo:font-style="normal" fo:font-weight="bold"/>
    </style:style>
    <style:style style:name="T8" style:family="text">
      <style:text-properties fo:font-variant="normal" fo:text-transform="none" fo:color="#000000" loext:opacity="100%" style:font-name="Roboto" fo:letter-spacing="normal" fo:font-style="normal" fo:font-weight="normal" fo:background-color="transparent" loext:char-shading-value="0"/>
    </style:style>
    <style:style style:name="T9" style:family="text">
      <style:text-properties fo:font-variant="normal" fo:text-transform="none" fo:color="#000000" loext:opacity="100%" style:font-name="Roboto" fo:letter-spacing="normal" fo:font-style="normal" fo:font-weight="normal" officeooo:rsid="00164d03" fo:background-color="transparent" loext:char-shading-value="0"/>
    </style:style>
    <style:style style:name="T10" style:family="text">
      <style:text-properties fo:font-variant="normal" fo:text-transform="none" fo:color="#000000" loext:opacity="100%" style:font-name="Roboto" fo:font-size="12pt" fo:letter-spacing="normal" fo:font-style="normal" fo:font-weight="normal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font-name="Roboto" fo:font-size="12pt" fo:letter-spacing="normal" fo:font-style="normal" fo:font-weight="bold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style:font-name="monospace" fo:font-size="12pt" fo:letter-spacing="normal" fo:font-style="normal" fo:font-weight="normal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loext:opacity="100%" style:font-name="monospace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000000" loext:opacity="100%" style:font-name="monospace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fo:font-size="12pt" fo:letter-spacing="normal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loext:opacity="100%" fo:font-size="8.39999961853027pt" fo:letter-spacing="normal" fo:font-style="normal" fo:font-weight="normal"/>
    </style:style>
    <style:style style:name="T18" style:family="text">
      <style:text-properties fo:font-variant="normal" fo:text-transform="none" fo:color="#000000" loext:opacity="100%" fo:font-size="8.39999961853027pt" fo:letter-spacing="normal" fo:font-style="normal" fo:font-weight="bold"/>
    </style:style>
    <style:style style:name="T19" style:family="text">
      <style:text-properties fo:font-variant="normal" fo:text-transform="none" fo:color="#000000" loext:opacity="100%" style:font-name="Liberation Serif" fo:font-size="8.39999961853027pt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Liberation Serif" fo:font-size="8.39999961853027pt" fo:letter-spacing="normal" fo:font-style="normal" fo:font-weight="bold"/>
    </style:style>
    <style:style style:name="T21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22" style:family="text">
      <style:text-properties fo:font-variant="normal" fo:text-transform="none" fo:color="#000000" loext:opacity="100%" style:font-name="Liberation Serif" fo:letter-spacing="normal" fo:font-style="normal" fo:font-weight="bold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25" style:family="text">
      <style:text-properties fo:font-variant="normal" fo:text-transform="none" fo:font-size="8.39999961853027pt" fo:letter-spacing="normal" fo:font-style="normal" fo:font-weight="bold"/>
    </style:style>
    <style:style style:name="T26" style:family="text">
      <style:text-properties fo:font-variant="normal" fo:text-transform="none" fo:font-size="8.39999961853027pt" fo:letter-spacing="normal" fo:font-style="normal" fo:font-weight="normal"/>
    </style:style>
    <style:style style:name="T27" style:family="text">
      <style:text-properties fo:font-variant="normal" fo:text-transform="none" style:font-name="Liberation Serif" fo:font-size="8.39999961853027pt" fo:letter-spacing="normal" fo:font-style="normal" fo:font-weight="bold"/>
    </style:style>
    <style:style style:name="T28" style:family="text">
      <style:text-properties fo:font-variant="normal" fo:text-transform="none" style:font-name="Liberation Serif" fo:font-size="8.39999961853027pt" fo:letter-spacing="normal" fo:font-style="normal" fo:font-weight="normal"/>
    </style:style>
    <style:style style:name="T29" style:family="text">
      <style:text-properties fo:font-variant="normal" fo:text-transform="none" style:font-name="Liberation Serif" fo:letter-spacing="normal" fo:font-style="normal" fo:font-weight="bold"/>
    </style:style>
    <style:style style:name="T30" style:family="text">
      <style:text-properties fo:font-variant="normal" fo:text-transform="none" style:font-name="Liberation Serif" fo:letter-spacing="normal" fo:font-style="normal" fo:font-weight="bold" style:font-size-asian="12pt"/>
    </style:style>
    <style:style style:name="T31" style:family="text">
      <style:text-properties fo:font-variant="normal" fo:text-transform="none" style:font-name="Liberation Serif" fo:letter-spacing="normal" fo:font-style="normal" fo:font-weight="normal"/>
    </style:style>
    <style:style style:name="T32" style:family="text">
      <style:text-properties fo:font-variant="normal" fo:text-transform="none" style:font-name="Liberation Serif" fo:letter-spacing="normal" fo:font-style="normal" fo:font-weight="normal" style:font-size-asian="12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Resumen curso practico js:</text:p>
      <text:h text:style-name="P12" text:outline-level="4"/>
      <text:p text:style-name="P10"><text:span text:style-name="Source_20_Text"><text:span text:style-name="T14">console.group("nombre");</text:span></text:span></text:p>
      <text:p text:style-name="P9"><text:span text:style-name="T10">Nos ayuda a crear un grupo de mensajes hechos con </text:span><text:span text:style-name="Source_20_Text"><text:span text:style-name="T13">console.log</text:span></text:span><text:span text:style-name="T10">, esto nos permite visualizar de mejor manera que mensajes son de una cosa y que de otra. Para finalizar un grupo se usa </text:span><text:span text:style-name="Source_20_Text"><text:span text:style-name="T13">console.groupEnd();</text:span></text:span><text:span text:style-name="T10">.</text:span></text:p>
      <text:p text:style-name="P3">La estructura es:</text:p>
      <text:p text:style-name="P4"><text:span text:style-name="Source_20_Text"><text:span text:style-name="T10">console</text:span></text:span><text:span text:style-name="Source_20_Text"><text:span text:style-name="T12">.group(</text:span></text:span><text:span text:style-name="Source_20_Text"><text:span text:style-name="T10">"nombre"</text:span></text:span><text:span text:style-name="Source_20_Text"><text:span text:style-name="T12">);</text:span></text:span></text:p>
      <text:p text:style-name="P4"><text:span text:style-name="Source_20_Text"><text:span text:style-name="T10">console</text:span></text:span><text:span text:style-name="Source_20_Text"><text:span text:style-name="T12">.log(</text:span></text:span><text:span text:style-name="Source_20_Text"><text:span text:style-name="T10">"mensaje1"</text:span></text:span><text:span text:style-name="Source_20_Text"><text:span text:style-name="T12">);</text:span></text:span></text:p>
      <text:p text:style-name="P4"><text:span text:style-name="Source_20_Text"><text:span text:style-name="T10">console</text:span></text:span><text:span text:style-name="Source_20_Text"><text:span text:style-name="T12">.log(</text:span></text:span><text:span text:style-name="Source_20_Text"><text:span text:style-name="T10">"mensaje2"</text:span></text:span><text:span text:style-name="Source_20_Text"><text:span text:style-name="T12">);</text:span></text:span></text:p>
      <text:p text:style-name="P4"><text:span text:style-name="Source_20_Text"><text:span text:style-name="T10">console</text:span></text:span><text:span text:style-name="Source_20_Text"><text:span text:style-name="T12">.log(</text:span></text:span><text:span text:style-name="Source_20_Text"><text:span text:style-name="T10">"mensaje3"</text:span></text:span><text:span text:style-name="Source_20_Text"><text:span text:style-name="T12">);</text:span></text:span></text:p>
      <text:p text:style-name="P4"><text:span text:style-name="Source_20_Text"><text:span text:style-name="T10">console</text:span></text:span><text:span text:style-name="Source_20_Text"><text:span text:style-name="T12">.groupEnd();</text:span></text:span></text:p>
      <text:p text:style-name="P21"/>
      <text:p text:style-name="P11"><text:span text:style-name="T9">h</text:span><text:span text:style-name="T8">erramientas Math:</text:span></text:p>
      <text:h text:style-name="P2" text:outline-level="4">Math es un objeto que posee constantes (como el valor de Pi) y metodos aplicables con fines matemáticos.</text:h>
      <text:p text:style-name="P3">Algunos métodos útiles para cálculos geométricos serían:</text:p>
      <text:h text:style-name="P2" text:outline-level="4">Extraer raíz cuadrada:</text:h>
      <text:p text:style-name="P4"><text:span text:style-name="Source_20_Text"><text:span text:style-name="T16"><text:s text:c="2"/></text:span></text:span><text:span text:style-name="Source_20_Text"><text:span text:style-name="T10">Math</text:span></text:span><text:span text:style-name="Source_20_Text"><text:span text:style-name="T12">.sqrt(</text:span></text:span><text:span text:style-name="Source_20_Text"><text:span text:style-name="T10">4</text:span></text:span><text:span text:style-name="Source_20_Text"><text:span text:style-name="T12">)</text:span></text:span></text:p>
      <text:p text:style-name="P4"><text:span text:style-name="Source_20_Text"><text:span text:style-name="T16"><text:s text:c="2"/></text:span></text:span><text:span text:style-name="Source_20_Text"><text:span text:style-name="T10">//retorna 2</text:span></text:span></text:p>
      <text:h text:style-name="P2" text:outline-level="4">Potencias:</text:h>
      <text:p text:style-name="P4"><text:span text:style-name="Source_20_Text"><text:span text:style-name="T16"><text:s text:c="2"/></text:span></text:span><text:span text:style-name="Source_20_Text"><text:span text:style-name="T10">//Math.pow(numeroBase, exponente)</text:span></text:span></text:p>
      <text:p text:style-name="P6"/>
      <text:p text:style-name="P4"><text:span text:style-name="Source_20_Text"><text:span text:style-name="T16"><text:s text:c="2"/></text:span></text:span><text:span text:style-name="Source_20_Text"><text:span text:style-name="T10">Math</text:span></text:span><text:span text:style-name="Source_20_Text"><text:span text:style-name="T12">.pow(</text:span></text:span><text:span text:style-name="Source_20_Text"><text:span text:style-name="T10">4</text:span></text:span><text:span text:style-name="Source_20_Text"><text:span text:style-name="T12">,</text:span></text:span><text:span text:style-name="Source_20_Text"><text:span text:style-name="T10">2</text:span></text:span><text:span text:style-name="Source_20_Text"><text:span text:style-name="T12">)</text:span></text:span></text:p>
      <text:p text:style-name="P4"><text:span text:style-name="Source_20_Text"><text:span text:style-name="T16"><text:s text:c="2"/></text:span></text:span><text:span text:style-name="Source_20_Text"><text:span text:style-name="T10">//retorna 16</text:span></text:span></text:p>
      <text:p text:style-name="P3">También lo podemos usar para extraer raíces:</text:p>
      <text:p text:style-name="P4"><text:span text:style-name="Source_20_Text"><text:span text:style-name="T16"><text:s text:c="2"/></text:span></text:span><text:span text:style-name="Source_20_Text"><text:span text:style-name="T10">Math</text:span></text:span><text:span text:style-name="Source_20_Text"><text:span text:style-name="T12">.pow(</text:span></text:span><text:span text:style-name="Source_20_Text"><text:span text:style-name="T10">4</text:span></text:span><text:span text:style-name="Source_20_Text"><text:span text:style-name="T12">,</text:span></text:span><text:span text:style-name="Source_20_Text"><text:span text:style-name="T10">1</text:span></text:span><text:span text:style-name="Source_20_Text"><text:span text:style-name="T12">/</text:span></text:span><text:span text:style-name="Source_20_Text"><text:span text:style-name="T10">2</text:span></text:span><text:span text:style-name="Source_20_Text"><text:span text:style-name="T12">);</text:span></text:span></text:p>
      <text:p text:style-name="P4"><text:span text:style-name="Source_20_Text"><text:span text:style-name="T16"><text:s text:c="2"/></text:span></text:span><text:span text:style-name="Source_20_Text"><text:span text:style-name="T10">Math</text:span></text:span><text:span text:style-name="Source_20_Text"><text:span text:style-name="T12">.pow(</text:span></text:span><text:span text:style-name="Source_20_Text"><text:span text:style-name="T10">4</text:span></text:span><text:span text:style-name="Source_20_Text"><text:span text:style-name="T12">,</text:span></text:span><text:span text:style-name="Source_20_Text"><text:span text:style-name="T10">0.5</text:span></text:span><text:span text:style-name="Source_20_Text"><text:span text:style-name="T12">);</text:span></text:span></text:p>
      <text:p text:style-name="P4"><text:span text:style-name="Source_20_Text"><text:span text:style-name="T16"><text:s text:c="2"/></text:span></text:span><text:span text:style-name="Source_20_Text"><text:span text:style-name="T10">//ambos retornan 2</text:span></text:span></text:p>
      <text:h text:style-name="P2" text:outline-level="4">¿Cómo redondeamos?</text:h>
      <text:p text:style-name="P9"><text:span text:style-name="T10">Aunque JS tenga serios </text:span><text:a xlink:type="simple" xlink:href="https://www.youtube.com/watch?v=7vaiaaPjHrM" office:target-frame-name="_blank" xlink:show="new" text:style-name="Internet_20_link" text:visited-style-name="Visited_20_Internet_20_Link"><text:span text:style-name="T15">problemas con los decimales</text:span></text:a><text:span text:style-name="T10">, podemos redondear con alguno de los siguientes 3 métodos:</text:span></text:p>
      <text:list xml:id="list2560687140" text:style-name="L1">
        <text:list-item>
          <text:p text:style-name="P22">Redondear al mínimo entero:</text:p>
          <text:p text:style-name="P13"><text:span text:style-name="Source_20_Text"><text:span text:style-name="T16"><text:s text:c="2"/></text:span></text:span><text:span text:style-name="Source_20_Text"><text:span text:style-name="T10">Math</text:span></text:span><text:span text:style-name="Source_20_Text"><text:span text:style-name="T12">.floor(</text:span></text:span><text:span text:style-name="Source_20_Text"><text:span text:style-name="T10">6.9</text:span></text:span><text:span text:style-name="Source_20_Text"><text:span text:style-name="T12">)</text:span></text:span></text:p>
          <text:p text:style-name="P13"><text:span text:style-name="Source_20_Text"><text:span text:style-name="T16"><text:s text:c="2"/></text:span></text:span><text:span text:style-name="Source_20_Text"><text:span text:style-name="T10">//retorna 6</text:span></text:span></text:p>
        </text:list-item>
        <text:list-item>
          <text:p text:style-name="P22">Redondear al entero mas cercano:</text:p>
          <text:p text:style-name="P13"><text:span text:style-name="Source_20_Text"><text:span text:style-name="T16"><text:s text:c="2"/></text:span></text:span><text:span text:style-name="Source_20_Text"><text:span text:style-name="T10">Math</text:span></text:span><text:span text:style-name="Source_20_Text"><text:span text:style-name="T12">.round(</text:span></text:span><text:span text:style-name="Source_20_Text"><text:span text:style-name="T10">6.9</text:span></text:span><text:span text:style-name="Source_20_Text"><text:span text:style-name="T12">)</text:span></text:span></text:p>
          <text:p text:style-name="P13"><text:span text:style-name="Source_20_Text"><text:span text:style-name="T16"><text:s text:c="2"/></text:span></text:span><text:span text:style-name="Source_20_Text"><text:span text:style-name="T10">//retorna 7</text:span></text:span></text:p>
          <text:p text:style-name="P15"/>
          <text:p text:style-name="P13"><text:span text:style-name="Source_20_Text"><text:span text:style-name="T16"><text:s text:c="2"/></text:span></text:span><text:span text:style-name="Source_20_Text"><text:span text:style-name="T10">Math</text:span></text:span><text:span text:style-name="Source_20_Text"><text:span text:style-name="T12">.round(</text:span></text:span><text:span text:style-name="Source_20_Text"><text:span text:style-name="T10">5.5</text:span></text:span><text:span text:style-name="Source_20_Text"><text:span text:style-name="T12">)</text:span></text:span></text:p>
          <text:p text:style-name="P13"><text:span text:style-name="Source_20_Text"><text:span text:style-name="T16"><text:s text:c="2"/></text:span></text:span><text:span text:style-name="Source_20_Text"><text:span text:style-name="T10">//retorna 6</text:span></text:span></text:p>
          <text:p text:style-name="P15"/>
          <text:p text:style-name="P13"><text:span text:style-name="Source_20_Text"><text:span text:style-name="T16"><text:s text:c="2"/></text:span></text:span><text:span text:style-name="Source_20_Text"><text:span text:style-name="T10">Math</text:span></text:span><text:span text:style-name="Source_20_Text"><text:span text:style-name="T12">.round(</text:span></text:span><text:span text:style-name="Source_20_Text"><text:span text:style-name="T10">3.49</text:span></text:span><text:span text:style-name="Source_20_Text"><text:span text:style-name="T12">)</text:span></text:span></text:p>
          <text:p text:style-name="P13"><text:soft-page-break/><text:span text:style-name="Source_20_Text"><text:span text:style-name="T16"><text:s text:c="2"/></text:span></text:span><text:span text:style-name="Source_20_Text"><text:span text:style-name="T10">//retorna 3</text:span></text:span></text:p>
        </text:list-item>
        <text:list-item>
          <text:p text:style-name="P22">Redondear con decimales:<text:line-break/>Para esto usaremos un método numérico en realidad:</text:p>
          <text:p text:style-name="P13"><text:span text:style-name="Source_20_Text"><text:span text:style-name="T16"><text:s text:c="2"/></text:span></text:span><text:span text:style-name="Source_20_Text"><text:span text:style-name="T10">// objeto.toFixed(nDecimales)</text:span></text:span></text:p>
          <text:p text:style-name="P15"/>
          <text:p text:style-name="P13"><text:span text:style-name="Source_20_Text"><text:span text:style-name="T16"><text:s text:c="2"/></text:span></text:span><text:span text:style-name="Source_20_Text"><text:span text:style-name="T11">let</text:span></text:span><text:span text:style-name="Source_20_Text"><text:span text:style-name="T12"> nmroBase = </text:span></text:span><text:span text:style-name="Source_20_Text"><text:span text:style-name="T10">6.4891235</text:span></text:span><text:span text:style-name="Source_20_Text"><text:span text:style-name="T12">;</text:span></text:span></text:p>
          <text:p text:style-name="P14"><text:span text:style-name="Source_20_Text"><text:span text:style-name="T16"><text:s text:c="2"/></text:span></text:span><text:span text:style-name="Source_20_Text"><text:span text:style-name="T12">nmroBase.toFixed();</text:span></text:span></text:p>
          <text:p text:style-name="P13"><text:span text:style-name="Source_20_Text"><text:span text:style-name="T16"><text:s text:c="2"/></text:span></text:span><text:span text:style-name="Source_20_Text"><text:span text:style-name="T10">//retorna "6" , nos damos cuenta que así se redondea al entero más cercano.</text:span></text:span></text:p>
          <text:p text:style-name="P13"><text:span text:style-name="Source_20_Text"><text:span text:style-name="T16"><text:s text:c="2"/></text:span></text:span><text:span text:style-name="Source_20_Text"><text:span text:style-name="T12">nmroBase.toFixed(</text:span></text:span><text:span text:style-name="Source_20_Text"><text:span text:style-name="T10">2</text:span></text:span><text:span text:style-name="Source_20_Text"><text:span text:style-name="T12">);</text:span></text:span></text:p>
          <text:p text:style-name="P13"><text:span text:style-name="Source_20_Text"><text:span text:style-name="T16"><text:s text:c="2"/></text:span></text:span><text:span text:style-name="Source_20_Text"><text:span text:style-name="T10">//retorna "6.49" , hemos indicado que redondee con 2 decimales</text:span></text:span></text:p>
          <text:p text:style-name="P23">Como podemos observar, este método nos entrega una cadena de texto “string” como resultado.<text:line-break/>Si necesitamos usar el valor devuelto como número, tendremos que pasar el resultado por la Función constructora Number()</text:p>
          <text:p text:style-name="P13"><text:span text:style-name="Source_20_Text"><text:span text:style-name="T10">Number</text:span></text:span><text:span text:style-name="Source_20_Text"><text:span text:style-name="T12">(nmroBase.toFixed(</text:span></text:span><text:span text:style-name="Source_20_Text"><text:span text:style-name="T10">2</text:span></text:span><text:span text:style-name="Source_20_Text"><text:span text:style-name="T12">))</text:span></text:span></text:p>
          <text:p text:style-name="P13"><text:span text:style-name="Source_20_Text"><text:span text:style-name="T10">//retorna 6.49 , dato tipo número.</text:span></text:span></text:p>
        </text:list-item>
      </text:list>
      <text:p text:style-name="P8"/>
      <text:h text:style-name="P1" text:outline-level="3"> <text:span text:style-name="T1">Encapsulando código en funciones</text:span></text:h>
      <text:h text:style-name="P2" text:outline-level="4">¿Qué es una función?</text:h>
      <text:p text:style-name="P3">Las funciones son como un conjunto de sentencias para realizar ciertas tareas o acciones y en ellas se puede hacer el uso de las variables</text:p>
      <text:h text:style-name="P2" text:outline-level="4">Funciones Declarativas</text:h>
      <text:p text:style-name="P9"><text:span text:style-name="T10">Las funciones declarativas son aquellas que expresamente se declara con la palabra reservada </text:span><text:span text:style-name="Source_20_Text"><text:span text:style-name="T13">funtion</text:span></text:span><text:span text:style-name="T10"> seguida el del nombre y sus parámetros.</text:span></text:p>
      <text:h text:style-name="P2" text:outline-level="4">Sintaxis funciones declarativas</text:h>
      <text:p text:style-name="P4"><text:span text:style-name="Source_20_Text"><text:span text:style-name="T11">function</text:span></text:span><text:span text:style-name="Source_20_Text"><text:span text:style-name="T10"> [</text:span></text:span><text:span text:style-name="Source_20_Text"><text:span text:style-name="T11">name</text:span></text:span><text:span text:style-name="Source_20_Text"><text:span text:style-name="T10">]([param1, param2, ..., paramN]) </text:span></text:span><text:span text:style-name="Source_20_Text"><text:span text:style-name="T12">{</text:span></text:span></text:p>
      <text:p text:style-name="P5"><text:span text:style-name="Source_20_Text"><text:span text:style-name="T16"><text:s text:c="3"/></text:span></text:span><text:span text:style-name="Source_20_Text"><text:span text:style-name="T12">statements</text:span></text:span></text:p>
      <text:p text:style-name="P5"><text:span text:style-name="Source_20_Text"><text:span text:style-name="T12">}</text:span></text:span></text:p>
      <text:p text:style-name="P3">Ejemplo de una función declarativa</text:p>
      <text:p text:style-name="P7"/>
      <text:p text:style-name="P4"><text:span text:style-name="Source_20_Text"><text:span text:style-name="T10">// Declaración de una Funcion Declarativa</text:span></text:span></text:p>
      <text:p text:style-name="P4"><text:span text:style-name="Source_20_Text"><text:span text:style-name="T11">function</text:span></text:span><text:span text:style-name="Source_20_Text"><text:span text:style-name="T10"> </text:span></text:span><text:span text:style-name="Source_20_Text"><text:span text:style-name="T11">saludar</text:span></text:span><text:span text:style-name="Source_20_Text"><text:span text:style-name="T10">() </text:span></text:span><text:span text:style-name="Source_20_Text"><text:span text:style-name="T12">{</text:span></text:span></text:p>
      <text:p text:style-name="P4"><text:span text:style-name="Source_20_Text"><text:span text:style-name="T16"><text:s text:c="4"/></text:span></text:span><text:span text:style-name="Source_20_Text"><text:span text:style-name="T10">console</text:span></text:span><text:span text:style-name="Source_20_Text"><text:span text:style-name="T12">.log(</text:span></text:span><text:span text:style-name="Source_20_Text"><text:span text:style-name="T10">'Saludando desde una función declarativa'</text:span></text:span><text:span text:style-name="Source_20_Text"><text:span text:style-name="T12">);</text:span></text:span></text:p>
      <text:p text:style-name="P5"><text:span text:style-name="Source_20_Text"><text:span text:style-name="T12">}</text:span></text:span></text:p>
      <text:p text:style-name="P4"><text:span text:style-name="Source_20_Text"><text:span text:style-name="T10">//llamada de la función declarativa</text:span></text:span></text:p>
      <text:p text:style-name="P5"><text:span text:style-name="Source_20_Text"><text:span text:style-name="T12">saludar();</text:span></text:span></text:p>
      <text:p text:style-name="P5"><text:span text:style-name="Source_20_Text"><text:span text:style-name="T16"><text:s/></text:span></text:span></text:p>
      <text:h text:style-name="P2" text:outline-level="4">llamar funciones dentro de otras funciones</text:h>
      <text:p text:style-name="P3">También puede darse la situación de que se pueda llamar una función dentro de otra función</text:p>
      <text:p text:style-name="P3">Ejemplo:</text:p>
      <text:p text:style-name="P7"/>
      <text:p text:style-name="P4"><text:span text:style-name="Source_20_Text"><text:span text:style-name="T10">// Círculo</text:span></text:span></text:p>
      <text:p text:style-name="P4"><text:span text:style-name="Source_20_Text"><text:span text:style-name="T10">console</text:span></text:span><text:span text:style-name="Source_20_Text"><text:span text:style-name="T12">.group(</text:span></text:span><text:span text:style-name="Source_20_Text"><text:span text:style-name="T10">'Círculo'</text:span></text:span><text:span text:style-name="Source_20_Text"><text:span text:style-name="T12">);</text:span></text:span></text:p>
      <text:p text:style-name="P6"/>
      <text:p text:style-name="P4"><text:soft-page-break/><text:span text:style-name="Source_20_Text"><text:span text:style-name="T11">const</text:span></text:span><text:span text:style-name="Source_20_Text"><text:span text:style-name="T12"> PI = </text:span></text:span><text:span text:style-name="Source_20_Text"><text:span text:style-name="T10">Math</text:span></text:span><text:span text:style-name="Source_20_Text"><text:span text:style-name="T12">.PI;</text:span></text:span></text:p>
      <text:p text:style-name="P4"><text:span text:style-name="Source_20_Text"><text:span text:style-name="T11">const</text:span></text:span><text:span text:style-name="Source_20_Text"><text:span text:style-name="T12"> circuloRadio = </text:span></text:span><text:span text:style-name="Source_20_Text"><text:span text:style-name="T10">4</text:span></text:span><text:span text:style-name="Source_20_Text"><text:span text:style-name="T12">;</text:span></text:span></text:p>
      <text:p text:style-name="P6"/>
      <text:p text:style-name="P4"><text:span text:style-name="Source_20_Text"><text:span text:style-name="T11">function</text:span></text:span><text:span text:style-name="Source_20_Text"><text:span text:style-name="T10"> </text:span></text:span><text:span text:style-name="Source_20_Text"><text:span text:style-name="T11">fn_circuloDiametro</text:span></text:span><text:span text:style-name="Source_20_Text"><text:span text:style-name="T10">(p_circuloRadio) </text:span></text:span><text:span text:style-name="Source_20_Text"><text:span text:style-name="T12">{</text:span></text:span></text:p>
      <text:p text:style-name="P4"><text:span text:style-name="Source_20_Text"><text:span text:style-name="T16"><text:s text:c="8"/></text:span></text:span><text:span text:style-name="Source_20_Text"><text:span text:style-name="T11">return</text:span></text:span><text:span text:style-name="Source_20_Text"><text:span text:style-name="T12"> p_circuloRadio * PI;</text:span></text:span></text:p>
      <text:p text:style-name="P5"><text:span text:style-name="Source_20_Text"><text:span text:style-name="T12">}</text:span></text:span></text:p>
      <text:p text:style-name="P6"/>
      <text:p text:style-name="P4"><text:span text:style-name="Source_20_Text"><text:span text:style-name="T10">//llamando una función dentro de otra función</text:span></text:span></text:p>
      <text:p text:style-name="P4"><text:span text:style-name="Source_20_Text"><text:span text:style-name="T11">function</text:span></text:span><text:span text:style-name="Source_20_Text"><text:span text:style-name="T10"> </text:span></text:span><text:span text:style-name="Source_20_Text"><text:span text:style-name="T11">fn_circuloArea</text:span></text:span><text:span text:style-name="Source_20_Text"><text:span text:style-name="T10">(p_circuloRadio) </text:span></text:span><text:span text:style-name="Source_20_Text"><text:span text:style-name="T12">{</text:span></text:span></text:p>
      <text:p text:style-name="P4"><text:span text:style-name="Source_20_Text"><text:span text:style-name="T16"><text:s text:c="8"/></text:span></text:span><text:span text:style-name="Source_20_Text"><text:span text:style-name="T10">// es equivalente a = p_circuloRadio * <text:s/>p_circuloRadio * PI</text:span></text:span></text:p>
      <text:p text:style-name="P4"><text:span text:style-name="Source_20_Text"><text:span text:style-name="T16"><text:s text:c="8"/></text:span></text:span><text:span text:style-name="Source_20_Text"><text:span text:style-name="T11">return</text:span></text:span><text:span text:style-name="Source_20_Text"><text:span text:style-name="T12"> fn_circuloDiametro( p_circuloRadio) * p_circuloRadio;</text:span></text:span></text:p>
      <text:p text:style-name="P5"><text:span text:style-name="Source_20_Text"><text:span text:style-name="T12">}</text:span></text:span></text:p>
      <text:p text:style-name="P6"/>
      <text:p text:style-name="P4"><text:span text:style-name="Source_20_Text"><text:span text:style-name="T11">const</text:span></text:span><text:span text:style-name="Source_20_Text"><text:span text:style-name="T12"> circuloDiametro = fn_circuloDiametro(circuloRadio);</text:span></text:span></text:p>
      <text:p text:style-name="P4"><text:span text:style-name="Source_20_Text"><text:span text:style-name="T11">const</text:span></text:span><text:span text:style-name="Source_20_Text"><text:span text:style-name="T12"> circuloArea = fn_circuloArea(circuloRadio);</text:span></text:span></text:p>
      <text:p text:style-name="P6"/>
      <text:p text:style-name="P4"><text:span text:style-name="Source_20_Text"><text:span text:style-name="T10">console</text:span></text:span><text:span text:style-name="Source_20_Text"><text:span text:style-name="T12">.log(</text:span></text:span><text:span text:style-name="Source_20_Text"><text:span text:style-name="T10">'La constante PI es de: '</text:span></text:span><text:span text:style-name="Source_20_Text"><text:span text:style-name="T12"> + PI);</text:span></text:span></text:p>
      <text:p text:style-name="P4"><text:span text:style-name="Source_20_Text"><text:span text:style-name="T10">console</text:span></text:span><text:span text:style-name="Source_20_Text"><text:span text:style-name="T12">.log(</text:span></text:span><text:span text:style-name="Source_20_Text"><text:span text:style-name="T10">'El radio del círculo mide '</text:span></text:span><text:span text:style-name="Source_20_Text"><text:span text:style-name="T12"> + circuloRadio + </text:span></text:span><text:span text:style-name="Source_20_Text"><text:span text:style-name="T10">'cm'</text:span></text:span><text:span text:style-name="Source_20_Text"><text:span text:style-name="T12">);</text:span></text:span></text:p>
      <text:p text:style-name="P4"><text:span text:style-name="Source_20_Text"><text:span text:style-name="T10">console</text:span></text:span><text:span text:style-name="Source_20_Text"><text:span text:style-name="T12">.log(</text:span></text:span><text:span text:style-name="Source_20_Text"><text:span text:style-name="T10">'El diametro del circulo es : '</text:span></text:span><text:span text:style-name="Source_20_Text"><text:span text:style-name="T12"> + circuloDiametro + </text:span></text:span><text:span text:style-name="Source_20_Text"><text:span text:style-name="T10">'cm'</text:span></text:span><text:span text:style-name="Source_20_Text"><text:span text:style-name="T12">);</text:span></text:span></text:p>
      <text:p text:style-name="P4"><text:span text:style-name="Source_20_Text"><text:span text:style-name="T10">console</text:span></text:span><text:span text:style-name="Source_20_Text"><text:span text:style-name="T12">.log(</text:span></text:span><text:span text:style-name="Source_20_Text"><text:span text:style-name="T10">'El área triángulo mide: '</text:span></text:span><text:span text:style-name="Source_20_Text"><text:span text:style-name="T12"> + circuloArea + </text:span></text:span><text:span text:style-name="Source_20_Text"><text:span text:style-name="T10">'cm^2'</text:span></text:span><text:span text:style-name="Source_20_Text"><text:span text:style-name="T12">);</text:span></text:span></text:p>
      <text:p text:style-name="P6"/>
      <text:p text:style-name="P4"><text:span text:style-name="Source_20_Text"><text:span text:style-name="T10">console</text:span></text:span><text:span text:style-name="Source_20_Text"><text:span text:style-name="T12">.groupEnd();</text:span></text:span></text:p>
      <text:p text:style-name="P6"/>
      <text:h text:style-name="P2" text:outline-level="4">funciones como argumentos de una función</text:h>
      <text:p text:style-name="P3">En javascript se puede enviar funciones como argumentos de otras funciones.</text:p>
      <text:p text:style-name="P4"><text:span text:style-name="Source_20_Text"><text:span text:style-name="T11">function</text:span></text:span><text:span text:style-name="Source_20_Text"><text:span text:style-name="T10"> </text:span></text:span><text:span text:style-name="Source_20_Text"><text:span text:style-name="T11">fn_sumar</text:span></text:span><text:span text:style-name="Source_20_Text"><text:span text:style-name="T10">(num1, num2, respuesta) </text:span></text:span><text:span text:style-name="Source_20_Text"><text:span text:style-name="T12">{</text:span></text:span></text:p>
      <text:p text:style-name="P5"><text:span text:style-name="Source_20_Text"><text:span text:style-name="T16"><text:s text:c="8"/></text:span></text:span><text:span text:style-name="Source_20_Text"><text:span text:style-name="T12">respuesta = num1 + num2;</text:span></text:span></text:p>
      <text:p text:style-name="P4"><text:span text:style-name="Source_20_Text"><text:span text:style-name="T16"><text:s text:c="8"/></text:span></text:span><text:span text:style-name="Source_20_Text"><text:span text:style-name="T10">console</text:span></text:span><text:span text:style-name="Source_20_Text"><text:span text:style-name="T12">.log(</text:span></text:span><text:span text:style-name="Source_20_Text"><text:span text:style-name="T10">`El resultado de la suma es: ${respuesta}`</text:span></text:span><text:span text:style-name="Source_20_Text"><text:span text:style-name="T12">);</text:span></text:span></text:p>
      <text:p text:style-name="P5"><text:span text:style-name="Source_20_Text"><text:span text:style-name="T12">}</text:span></text:span></text:p>
      <text:p text:style-name="P6"/>
      <text:p text:style-name="P4"><text:span text:style-name="Source_20_Text"><text:span text:style-name="T11">function</text:span></text:span><text:span text:style-name="Source_20_Text"><text:span text:style-name="T10"> </text:span></text:span><text:span text:style-name="Source_20_Text"><text:span text:style-name="T11">datos_de_suma</text:span></text:span><text:span text:style-name="Source_20_Text"><text:span text:style-name="T10">(fn_sumar) </text:span></text:span><text:span text:style-name="Source_20_Text"><text:span text:style-name="T12">{</text:span></text:span></text:p>
      <text:p text:style-name="P4"><text:span text:style-name="Source_20_Text"><text:span text:style-name="T16"><text:s text:c="8"/></text:span></text:span><text:span text:style-name="Source_20_Text"><text:span text:style-name="T11">var</text:span></text:span><text:span text:style-name="Source_20_Text"><text:span text:style-name="T12"> num1 = </text:span></text:span><text:span text:style-name="Source_20_Text"><text:span text:style-name="T10">5</text:span></text:span><text:span text:style-name="Source_20_Text"><text:span text:style-name="T12">;</text:span></text:span></text:p>
      <text:p text:style-name="P4"><text:span text:style-name="Source_20_Text"><text:span text:style-name="T16"><text:s text:c="8"/></text:span></text:span><text:span text:style-name="Source_20_Text"><text:span text:style-name="T11">var</text:span></text:span><text:span text:style-name="Source_20_Text"><text:span text:style-name="T12"> num2 = </text:span></text:span><text:span text:style-name="Source_20_Text"><text:span text:style-name="T10">6</text:span></text:span><text:span text:style-name="Source_20_Text"><text:span text:style-name="T12">;</text:span></text:span></text:p>
      <text:p text:style-name="P4"><text:span text:style-name="Source_20_Text"><text:span text:style-name="T16"><text:s text:c="8"/></text:span></text:span><text:span text:style-name="Source_20_Text"><text:span text:style-name="T11">var</text:span></text:span><text:span text:style-name="Source_20_Text"><text:span text:style-name="T12"> respuesta;</text:span></text:span></text:p>
      <text:p text:style-name="P4"><text:span text:style-name="Source_20_Text"><text:span text:style-name="T16"><text:s text:c="8"/></text:span></text:span><text:span text:style-name="Source_20_Text"><text:span text:style-name="T11">if</text:span></text:span><text:span text:style-name="Source_20_Text"><text:span text:style-name="T12"> (fn_sumar) {</text:span></text:span></text:p>
      <text:p text:style-name="P4"><text:span text:style-name="Source_20_Text"><text:span text:style-name="T16"><text:s text:c="16"/></text:span></text:span><text:span text:style-name="Source_20_Text"><text:span text:style-name="T10">//la función es invocada o ejecutada</text:span></text:span></text:p>
      <text:p text:style-name="P5"><text:span text:style-name="Source_20_Text"><text:span text:style-name="T16"><text:s text:c="16"/></text:span></text:span><text:span text:style-name="Source_20_Text"><text:span text:style-name="T12">fn_sumar(num1, num2, respuesta); </text:span></text:span></text:p>
      <text:p text:style-name="P5"><text:span text:style-name="Source_20_Text"><text:span text:style-name="T16"><text:s text:c="8"/></text:span></text:span><text:span text:style-name="Source_20_Text"><text:span text:style-name="T12">}</text:span></text:span></text:p>
      <text:p text:style-name="P5"><text:span text:style-name="Source_20_Text"><text:span text:style-name="T12">}</text:span></text:span></text:p>
      <text:p text:style-name="P6"/>
      <text:p text:style-name="P4"><text:span text:style-name="Source_20_Text"><text:span text:style-name="T10">// se pasa la referencia de <text:s/>la función. No es una invocación</text:span></text:span></text:p>
      <text:p text:style-name="P5"><text:span text:style-name="Source_20_Text"><text:span text:style-name="T12">datos_de_suma(fn_sumar); </text:span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TALER 3.</text:p>
      <text:p text:style-name="P18"/>
      <text:p text:style-name="P28"><text:span text:style-name="Strong_20_Emphasis"><text:span text:style-name="T30">Media o promedio aritmético</text:span></text:span><text:span text:style-name="T32">: Consiste en sumar cada numero y dividirlo por la cantidad de numero que hay.</text:span></text:p>
      <text:list xml:id="list2937679934" text:style-name="L2">
        <text:list-item>
          <text:p text:style-name="P24">(20 + 30 + 40) = 90 / 3 = 30</text:p>
        </text:list-item>
      </text:list>
      <text:p text:style-name="P26">Este no es tan optimo ya que si ingresa algo a lo que se le llama “dato atípico” los resultados no serian muy acertados.</text:p>
      <text:p text:style-name="P9"><text:span text:style-name="T23">.<text:line-break/></text:span><text:span text:style-name="Strong_20_Emphasis"><text:span text:style-name="T24">Mediana:</text:span></text:span><text:span text:style-name="T23"> Este consiste en tener un numero de elementos numéricos, lo primero que debes de hacer es ordenarlos en forma ascendente:</text:span></text:p>
      <text:list xml:id="list393608947" text:style-name="L3">
        <text:list-item>
          <text:p text:style-name="P25">Si el numero de datos que hay en el “arreglo” es impar escogemos el numero de la mitad: Si fueran 15 posiciones escogemos la posición 8</text:p>
        </text:list-item>
        <text:list-item>
          <text:p text:style-name="P25">Si el numero de datos que hay en el “arreglo” es par escogemos el valor de las dos posiciones del centro y las dividimos en dos: Si fuera 16 escogemos la posición 8 y 9 y la dividimos entre 2</text:p>
        </text:list-item>
      </text:list>
      <text:p text:style-name="P9"><text:span text:style-name="T23">Este proceso es mucho mas optimo que la media ya que los datos atípicos no afectaran demasiado el valor final.<text:line-break/>.<text:line-break/></text:span><text:span text:style-name="Strong_20_Emphasis"><text:span text:style-name="T24">Moda:</text:span></text:span><text:span text:style-name="T23"> Este es el dato que mas se repite en un conjunto de datos si tenemos el siguiente arreglo [10,9,8,10,8,10,8,7,9] y vemos que dos números se repiten la misma cantidad de veces, simplemente se ponen los dos [8,10].<text:line-break/>Este tipo de proceso es muy funcional cuando no solo queremos hablar de tipos de datos numéricos, tambien pueden ser cadenas de texto y demás.</text:span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5:32:11.131000000</meta:creation-date>
    <dc:date>2021-12-17T19:40:26.404000000</dc:date>
    <meta:editing-duration>PT53M44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112" meta:word-count="757" meta:character-count="5006" meta:non-whitespace-character-count="4214"/>
  </office:meta>
</office:document-meta>
</file>